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paragraph-rsid="000d09cf"/>
    </style:style>
    <style:style style:name="T1" style:family="text">
      <style:text-properties officeooo:rsid="000d09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integre hendrerit ei sea, menandri prodesset ad mei. Ut omittam iracundia sit. Per tritani fuisset et, at perpetua volutpat pro. Quod fierent qualisque te nam.</text:span></text:p>
      <text:p text:style-name="P1"><text:span text:style-name="T1"/></text:p>
      <text:p text:style-name="P1"><text:span text:style-name="T1">Et quo idque aeterno, te quo wisi dicant cotidieque. At laoreet convenire pertinacia est, ex dictas voluptatum assueverit mel. Tantas eirmod pertinax sed in, solum periculis adversarium in per, cu duo adolescens voluptaria interesset. Meis elitr intellegebat ea sea, vim illud partem populo ad. Mea ad elit laoreet admodum.</text:span></text:p>
      <text:p text:style-name="P1"><text:span text:style-name="T1"/></text:p>
      <text:p text:style-name="P1"><text:span text:style-name="T1">In sea quodsi inimicus, ad sed odio ignota necessitatibus. Eum an veritus postulant comprehensam, munere dissentias ea qui. Ius et vivendo deleniti argumentum, sit odio necessitatibus ea. Prompta meliore ius ut, eos mutat mentitum copiosae ad, audire percipit inimicus eos ea. Autem officiis erroribus nec cu, te cibo offendit nam. In choro dolorum veritus cum. Nobis labore sed id, nominavi cotidieque ut his.</text:span></text:p>
      <text:p text:style-name="P1"><text:span text:style-name="T1"/></text:p>
      <text:p text:style-name="P1"><text:span text:style-name="T1">Usu quas atomorum no, soleat senserit et pro, ex autem utinam dissentiunt qui. Ea dolorem signiferumque usu. Has et vero menandri adolescens. Nam ne vocibus corrumpit temporibus, pro consul dolores delicata ne, elit imperdiet deterruisset sed ad. Usu ne everti tacimates praesent, inani summo usu te. Voluptatibus comprehensam sed an, duo eu velit affert diceret, at vim minimum ancillae.</text:span></text:p>
      <text:p text:style-name="P1"><text:span text:style-name="T1"/></text:p>
      <text:p text:style-name="P1"><text:span text:style-name="T1">Tacimates vituperata per te. Elitr congue singulis at mel. Eos elitr tempor legimus at, duis disputationi vix in. Voluptua gubergren eam ad, duo eu mundi oportere suscipiant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228" meta:character-count="1484" meta:non-whitespace-character-count="1261"/>
    <meta:generator>LibreOffice/4.0.3.3$Windows_x86 LibreOffice_project/0eaa50a932c8f2199a615e1eb30f7ac74279539</meta:generator>
  </office:meta>
</office:document-meta>
</file>